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nder Firmware Homing Routing<text:tab/></text:p>
      <text:p text:style-name="Standard"/>
      <text:p text:style-name="Standard">Logic:</text:p>
      <text:p text:style-name="Standard"/>
      <text:p text:style-name="Standard">The bender in order to begin a bend must have a starting point (0 position) reference because the bender maybe powered off from earlier sessions at an uncertain location. <text:s/>As such we propose this routing in order to find the starting reference. <text:s/>Additional 0-position for CW and CCW start positions maybe calculated based on diameter, but a fine tuning function should be included in order to adjust the CW and CCW 0 positions for out of tolerance diameter wire.</text:p>
      <text:p text:style-name="Standard"/>
      <text:p text:style-name="Standard">Firmware Spec.</text:p>
      <text:p text:style-name="Standard"/>
      <text:p text:style-name="Standard">The bender will have two limit switches for the maximum physical bend angle. <text:s/>The firmware upon start up (upon UI) interface button “Home” should move motors CW until hitting the end-stop, then the firmware should send the motor CCW with calculating the number of steps to the CCW maximum position (hitting the end stop). <text:s/>The firmware should then divide the number of steps in half to find the 0 position and move the bending pin to the true 0 position. <text:s/>(This regime should work until this point with the bending pin in the duck position). <text:s/>Then the feed should feed 10mm of wire, then based on a preset value for diameter. <text:s/>The routine should ask to verify (via UI) the CW 0 position off-set and the CCW 0 position off-set. <text:s/>The routine should then move 5 degrees CW, activate the pin (not in duck mode) and return to the theoretical angle based on diameter. <text:s/>If the pin touches the wire without bending the user via UI should hit OK. <text:s/>After this the CCW should be checked in a similar manner.</text:p>
      <text:p text:style-name="Standard">If the user hits OK, for both the CW 0 position and CCW 0 position the routing is finished.</text:p>
      <text:p text:style-name="Standard"/>
      <text:p text:style-name="Standard">If not the UI should prompt the user to go to “Fine Home Calibration”</text:p>
      <text:p text:style-name="Standard"/>
      <text:p text:style-name="Standard">Fine Home Calibration will first move the pin 10 degrees off of true 0 CW, activate the pin, and prompt the user to move the pin (via manual) till it is touching the wire. <text:s/>The firmware must calculate the number of steps away from 0 position and calculate the number of steps back (done in manual UI control). <text:s/>The user will then be offered to set CW zero position. <text:s/>The firmware will take the difference between the 10 degree steps and manually controlled back steps to know the CW zero position. <text:s/>The same regime will be done for CC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ul Tibo</meta:initial-creator>
    <meta:creation-date>2016-03-26T13:37:13.52</meta:creation-date>
    <dc:date>2016-03-26T15:41:36.20</dc:date>
    <dc:creator>Raul Tibo</dc:creator>
    <meta:editing-duration>PT1H33M4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8" meta:word-count="398" meta:character-count="2205"/>
  </office:meta>
</office:document-meta>
</file>